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i>k</mi>
              <mn>2</mn>
            </msup>
            <mrow>
              <mi/>
              <mo stretchy="false">=</mo>
              <mi/>
            </mrow>
            <mfrac>
              <mrow>
                <mn>2</mn>
                <mi>m</mi>
                <mtext>E</mtext>
              </mrow>
              <mrow>
                <msup>
                  <mo stretchy="false">ℏ</mo>
                  <mn>2</mn>
                </msup>
              </mrow>
            </mfrac>
            <mi/>
            <mtext> ; </mtext>
            <mi/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frac>
              <mrow>
                <mn>2</mn>
                <mi>m</mi>
              </mrow>
              <mrow>
                <msup>
                  <mo stretchy="false">ℏ</mo>
                  <mn>2</mn>
                </msup>
              </mrow>
            </mfrac>
            <mi/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  <mtr>
        <mtd>
          <mrow>
            <mrow>
              <mo stretchy="false">(</mo>
              <mrow>
                <msub>
                  <mo stretchy="false">Δ</mo>
                  <mi>r</mi>
                </msub>
                <mrow>
                  <mi/>
                  <mo stretchy="false">+</mo>
                  <mi/>
                </mrow>
                <msup>
                  <mi>k</mi>
                  <mn>2</mn>
                </msup>
              </mrow>
              <mo stretchy="false">)</mo>
            </mrow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row>
              <mi/>
              <mo stretchy="false">=</mo>
              <mi/>
            </mrow>
            <mi>v</mi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  <mi/>
            <mo stretchy="false">ϕ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</mtd>
      </mtr>
    </mtable>
    <annotation encoding="StarMath 5.0">k ^2 ~=~ {2 m "E"} over {hbar ^2} ~" ; "~~ 
v (bold r) ~=~ {2 m} over {hbar ^2} ` V (bold r)

newline

(%DELTA _r ~+~ k ^2) ` %iphi (bold r) ~=~ v (bold r) ` %iphi (bold r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3:23:50.569000000</meta:creation-date>
    <meta:generator>LibreOffice/4.1.4.2$Windows_x86 LibreOffice_project/0a0440ccc0227ad9829de5f46be37cfb6edcf72</meta:generator>
  </office:meta>
</office:document-meta>
</file>